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Whitney" svg:font-family="Whitney, 'Helvetica Neue'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riticità</text:p>
      <text:p text:style-name="P1"/>
      <text:p text:style-name="P1"><text:s text:c="2"/><text:tab/>OBBIETTIVO: Corretto funzionamento del programma</text:p>
      <text:p text:style-name="P2"/>
      <text:list xml:id="list5762757756001360130" text:style-name="L1">
        <text:list-item>
          <text:p text:style-name="P3">Il Programma non si avvia (1*3=3)</text:p>
          <text:p text:style-name="P3">-Rischio=1</text:p>
          <text:p text:style-name="P3">-Impatto=3</text:p>
        </text:list-item>
        <text:list-item>
          <text:p text:style-name="P3">L'utente non riesce a sceglere la missione(1*3=3)</text:p>
          <text:p text:style-name="P3">-Rischio=1</text:p>
          <text:p text:style-name="P3">-Impatto=3</text:p>
        </text:list-item>
        <text:list-item>
          <text:p text:style-name="P3">Il programma non legge il file missioni(2*3=6)</text:p>
          <text:p text:style-name="P3">-Rischio=2</text:p>
          <text:p text:style-name="P3">-Impatto=3</text:p>
        </text:list-item>
        <text:list-item>
          <text:p text:style-name="P3">Per problemi esterni il programma non riesce a connettersi alla fonte esterna(3*3=9)</text:p>
          <text:p text:style-name="P3">-Rischio=3</text:p>
          <text:p text:style-name="P3">-Impatto=3</text:p>
        </text:list-item>
        <text:list-item>
          <text:p text:style-name="P3">Non riesce ad elaborare i dati(1*3=3)</text:p>
          <text:p text:style-name="P3">-Rischio=1</text:p>
          <text:p text:style-name="P3">-Impatto=3</text:p>
        </text:list-item>
        <text:list-item>
          <text:p text:style-name="P3">Il grafico non si crea(1*3=3)</text:p>
          <text:p text:style-name="P3">-Rischio=1</text:p>
          <text:p text:style-name="P3">-Impatto=3</text:p>
          <text:p text:style-name="P3"/>
        </text:list-item>
      </text:list>
      <text:p text:style-name="P2"><text:tab/></text:p>
      <text:p text:style-name="P2"><text:s text:c="3"/><text:tab/></text:p>
      <text:p text:style-name="P2"><text:tab/></text:p>
      <text:p text:style-name="P2"><text:tab/></text:p>
      <text:p text:style-name="P2"><text:tab/></text:p>
      <text:p text:style-name="P2"><text:tab/></text:p>
      <text:p text:style-name="P2"/>
      <text:p text:style-name="P2"/>
      <text:p text:style-name="P2"/>
      <text:list xml:id="list32553609" text:continue-numbering="true" text:style-name="L1">
        <text:list-item>
          <text:list>
            <text:list-header>
              <text:p text:style-name="P3"><text:s/></text:p>
            </text:list-header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Whitney" svg:font-family="Whitney, 'Helvetica Neue'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7M19S</meta:editing-duration>
    <meta:editing-cycles>4</meta:editing-cycles>
    <meta:generator>OpenOffice/4.1.2$Win32 OpenOffice.org_project/412m3$Build-9782</meta:generator>
    <dc:date>2021-03-19T12:33:21.39</dc:date>
    <meta:document-statistic meta:table-count="0" meta:image-count="0" meta:object-count="0" meta:page-count="1" meta:paragraph-count="27" meta:word-count="80" meta:character-count="487"/>
    <meta:user-defined meta:name="Info 1"/>
    <meta:user-defined meta:name="Info 2"/>
    <meta:user-defined meta:name="Info 3"/>
    <meta:user-defined meta:name="Info 4"/>
  </office:meta>
</office:document-meta>
</file>